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2" style:family="table-row">
      <style:table-row-properties style:min-row-height="10.292cm"/>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4" style:family="table-cell">
      <style:table-cell-properties style:vertical-align=""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fo:font-size="20pt" fo:language="ca" fo:country="ES" style:text-underline-style="solid" style:text-underline-width="auto" style:text-underline-color="font-color" fo:font-weight="bold"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3pt" fo:language="ca" fo:country="ES" style:text-underline-style="none" fo:font-weight="normal" style:font-size-asian="11.3500003814697pt" style:font-weight-asian="normal" style:font-size-complex="13pt" style:font-weight-complex="normal"/>
    </style:style>
    <style:style style:name="P3" style:family="paragraph" style:parent-style-name="Standard">
      <style:text-properties fo:font-size="13pt" fo:language="ca" fo:country="ES" fo:font-style="normal" style:text-underline-style="none" fo:font-weight="normal" style:font-size-asian="11.3500003814697pt" style:font-style-asian="normal" style:font-weight-asian="normal" style:font-size-complex="13pt" style:font-style-complex="normal" style:font-weight-complex="normal"/>
    </style:style>
    <style:style style:name="P4" style:family="paragraph" style:parent-style-name="Standard">
      <style:paragraph-properties fo:text-align="start" style:justify-single-word="false"/>
      <style:text-properties fo:font-size="13pt" fo:language="ca" fo:country="ES" fo:font-style="normal" style:text-underline-style="none" fo:font-weight="normal" style:font-size-asian="11.3500003814697pt" style:font-style-asian="normal" style:font-weight-asian="normal" style:font-size-complex="13pt" style:font-style-complex="normal" style:font-weight-complex="normal"/>
    </style:style>
    <style:style style:name="P5" style:family="paragraph" style:parent-style-name="Standard">
      <style:text-properties fo:font-size="13pt" fo:language="ca" fo:country="ES" fo:font-style="italic" style:text-underline-style="solid" style:text-underline-width="auto" style:text-underline-color="font-color" fo:font-weight="normal" style:font-size-asian="11.3500003814697pt" style:font-style-asian="italic" style:font-weight-asian="normal" style:font-size-complex="13pt" style:font-style-complex="italic" style:font-weight-complex="normal"/>
    </style:style>
    <style:style style:name="P6" style:family="paragraph" style:parent-style-name="Standard">
      <style:paragraph-properties fo:text-align="start" style:justify-single-word="false"/>
      <style:text-properties fo:font-size="13pt" fo:language="ca" fo:country="ES" fo:font-style="italic" style:text-underline-style="solid" style:text-underline-width="auto" style:text-underline-color="font-color" fo:font-weight="normal" style:font-size-asian="11.3500003814697pt" style:font-style-asian="italic" style:font-weight-asian="normal" style:font-size-complex="13pt" style:font-style-complex="italic" style:font-weight-complex="normal"/>
    </style:style>
    <style:style style:name="P7" style:family="paragraph" style:parent-style-name="Standard">
      <style:paragraph-properties fo:text-align="start" style:justify-single-word="false"/>
      <style:text-properties fo:font-size="13pt" fo:language="ca" fo:country="ES" fo:font-style="italic" style:text-underline-style="none" fo:font-weight="normal" style:font-size-asian="11.3500003814697pt" style:font-style-asian="italic" style:font-weight-asian="normal" style:font-size-complex="13pt" style:font-style-complex="italic" style:font-weight-complex="normal"/>
    </style:style>
    <style:style style:name="P8" style:family="paragraph" style:parent-style-name="Standard">
      <style:paragraph-properties fo:text-align="center" style:justify-single-word="false"/>
      <style:text-properties fo:font-size="13pt" style:font-size-asian="11.3500003814697pt" style:font-size-complex="13pt"/>
    </style:style>
    <style:style style:name="P9" style:family="paragraph" style:parent-style-name="Standard">
      <style:paragraph-properties fo:text-align="center" style:justify-single-word="false"/>
      <style:text-properties fo:font-size="13pt" fo:font-weight="bold" style:font-size-asian="11.3500003814697pt" style:font-weight-asian="bold" style:font-size-complex="13pt" style:font-weight-complex="bold"/>
    </style:style>
    <style:style style:name="P10" style:family="paragraph" style:parent-style-name="Standard">
      <style:text-properties fo:font-size="13pt" fo:font-style="italic" style:text-underline-style="solid" style:text-underline-width="auto" style:text-underline-color="font-color" fo:font-weight="normal" style:font-size-asian="11.3500003814697pt" style:font-style-asian="italic" style:font-weight-asian="normal" style:font-size-complex="13pt" style:font-style-complex="italic" style:font-weight-complex="normal"/>
    </style:style>
    <style:style style:name="P11" style:family="paragraph" style:parent-style-name="Standard">
      <style:text-properties fo:font-size="13pt" fo:font-style="normal" style:text-underline-style="solid" style:text-underline-width="auto" style:text-underline-color="font-color" fo:font-weight="normal" style:font-size-asian="11.3500003814697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style:font-size-asian="11.3500003814697pt" style:font-style-asian="normal" style:font-weight-asian="normal" style:font-size-complex="13pt" style:font-style-complex="normal" style:font-weight-complex="normal"/>
    </style:style>
    <style:style style:name="P13" style:family="paragraph" style:parent-style-name="Standard">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size="15pt" fo:language="ca" fo:country="ES" fo:font-style="normal" style:text-underline-style="solid" style:text-underline-width="auto" style:text-underline-color="font-color" fo:font-weight="bold" style:font-size-asian="13.1000003814697pt" style:font-style-asian="normal" style:font-weight-asian="bold" style:font-size-complex="15pt" style:font-style-complex="normal" style:font-weight-complex="bold"/>
    </style:style>
    <style:style style:name="P15" style:family="paragraph" style:parent-style-name="Standard">
      <style:text-properties fo:font-size="15pt" fo:language="ca" fo:country="ES"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16" style:family="paragraph" style:parent-style-name="Standard">
      <style:text-properties fo:font-size="15pt" fo:font-style="normal" style:text-underline-style="solid" style:text-underline-width="auto" style:text-underline-color="font-color" fo:font-weight="bold" style:font-size-asian="13.1000003814697pt" style:font-style-asian="normal" style:font-weight-asian="bold" style:font-size-complex="15pt" style:font-style-complex="normal" style:font-weight-complex="bold"/>
    </style:style>
    <style:style style:name="P17" style:family="paragraph" style:parent-style-name="Table_20_Contents">
      <style:paragraph-properties fo:text-align="center" style:justify-single-word="false"/>
      <style:text-properties fo:font-size="13pt" style:font-size-asian="11.3500003814697pt" style:font-size-complex="13pt"/>
    </style:style>
    <style:style style:name="P18" style:family="paragraph" style:parent-style-name="Table_20_Contents">
      <style:paragraph-properties fo:text-align="center" style:justify-single-word="false"/>
      <style:text-properties fo:font-size="13pt" fo:font-weight="bold" style:font-size-asian="11.3500003814697pt" style:font-weight-asian="bold" style:font-size-complex="13pt" style:font-weight-complex="bold"/>
    </style:style>
    <style:style style:name="P19" style:family="paragraph" style:parent-style-name="Table_20_Contents">
      <style:paragraph-properties fo:text-align="center" style:justify-single-word="false"/>
      <style:text-properties fo:font-size="13pt" fo:font-weight="normal" style:font-size-asian="11.3500003814697pt" style:font-weight-asian="normal" style:font-size-complex="13pt" style:font-weight-complex="normal"/>
    </style:style>
    <style:style style:name="P20" style:family="paragraph" style:parent-style-name="Table_20_Contents">
      <style:paragraph-properties fo:text-align="center" style:justify-single-word="false"/>
      <style:text-properties fo:font-size="13pt" style:text-underline-style="solid" style:text-underline-width="auto" style:text-underline-color="font-color" fo:font-weight="normal" style:font-size-asian="11.3500003814697pt" style:font-weight-asian="normal" style:font-size-complex="13pt" style:font-weight-complex="normal"/>
    </style:style>
    <style:style style:name="P21" style:family="paragraph" style:parent-style-name="Table_20_Contents">
      <style:paragraph-properties fo:text-align="center" style:justify-single-word="false"/>
      <style:text-properties fo:font-size="13pt" style:text-underline-style="none" fo:font-weight="normal" style:font-size-asian="11.3500003814697pt" style:font-weight-asian="normal" style:font-size-complex="13pt" style:font-weight-complex="normal"/>
    </style:style>
    <style:style style:name="P22" style:family="paragraph" style:parent-style-name="Table_20_Contents">
      <style:paragraph-properties fo:text-align="center" style:justify-single-word="false"/>
      <style:text-properties fo:font-size="13pt" style:text-underline-style="none" style:font-size-asian="11.3500003814697pt" style:font-size-complex="13pt"/>
    </style:style>
    <style:style style:name="P23" style:family="paragraph" style:parent-style-name="Table_20_Contents">
      <style:paragraph-properties fo:text-align="center" style:justify-single-word="false"/>
      <style:text-properties fo:font-size="13pt" style:text-underline-style="none" fo:font-weight="bold" style:font-size-asian="11.3500003814697pt" style:font-weight-asian="bold" style:font-size-complex="13pt" style:font-weight-complex="bold"/>
    </style:style>
    <style:style style:name="P24" style:family="paragraph" style:parent-style-name="Table_20_Contents">
      <style:paragraph-properties fo:text-align="center" style:justify-single-word="false"/>
    </style:style>
    <style:style style:name="P25" style:family="paragraph" style:parent-style-name="Standard">
      <style:paragraph-properties fo:text-align="start" style:justify-single-word="false"/>
      <style:text-properties fo:font-size="15pt" fo:language="ca" fo:country="ES" style:text-underline-style="solid" style:text-underline-width="auto" style:text-underline-color="font-color" fo:font-weight="bold" officeooo:rsid="001189d8" officeooo:paragraph-rsid="001189d8" style:font-size-asian="13.1000003814697pt" style:font-weight-asian="bold" style:font-size-complex="15pt" style:font-weight-complex="bold"/>
    </style:style>
    <style:style style:name="P26" style:family="paragraph" style:parent-style-name="Standard" style:list-style-name="L1">
      <style:text-properties fo:font-size="13pt" fo:language="ca" fo:country="ES" fo:font-style="normal" style:text-underline-style="none" fo:font-weight="normal" style:font-size-asian="11.3500003814697pt" style:font-style-asian="normal" style:font-weight-asian="normal" style:font-size-complex="13pt" style:font-style-complex="normal" style:font-weight-complex="normal"/>
    </style:style>
    <style:style style:name="P27" style:family="paragraph" style:parent-style-name="Standard" style:list-style-name="L2">
      <style:text-properties fo:font-size="13pt" fo:language="ca" fo:country="ES" fo:font-style="normal" style:text-underline-style="none" fo:font-weight="normal" style:font-size-asian="11.3500003814697pt" style:font-style-asian="normal" style:font-weight-asian="normal" style:font-size-complex="13pt" style:font-style-complex="normal" style:font-weight-complex="normal"/>
    </style:style>
    <style:style style:name="P28" style:family="paragraph" style:parent-style-name="Standard" style:list-style-name="L3">
      <style:paragraph-properties fo:text-align="start" style:justify-single-word="false"/>
      <style:text-properties fo:font-size="13pt" fo:language="ca" fo:country="ES" fo:font-style="normal" style:text-underline-style="none" fo:font-weight="normal" style:font-size-asian="11.3500003814697pt" style:font-style-asian="normal" style:font-weight-asian="normal" style:font-size-complex="13pt" style:font-style-complex="normal" style:font-weight-complex="normal"/>
    </style:style>
    <style:style style:name="P29" style:family="paragraph" style:parent-style-name="Standard" style:list-style-name="L1">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P30" style:family="paragraph" style:parent-style-name="Standard" style:list-style-name="L2">
      <style:text-properties fo:font-size="13pt" fo:font-style="normal" style:text-underline-style="solid" style:text-underline-width="auto" style:text-underline-color="font-color" fo:font-weight="normal"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fo:font-size="20pt" fo:language="ca" fo:country="ES" style:text-underline-style="none" fo:font-weight="bold" officeooo:paragraph-rsid="0013b1f0" style:font-size-asian="17.5pt" style:font-weight-asian="bold" style:font-size-complex="20pt" style:font-weight-complex="bold"/>
    </style:style>
    <style:style style:name="P32" style:family="paragraph" style:parent-style-name="Standard">
      <style:paragraph-properties fo:text-align="start" style:justify-single-word="false"/>
      <style:text-properties fo:font-size="20pt" fo:language="ca" fo:country="ES" style:text-underline-style="none" fo:font-weight="bold" officeooo:paragraph-rsid="001730e6" style:font-size-asian="17.5pt" style:font-weight-asian="bold" style:font-size-complex="20pt" style:font-weight-complex="bold"/>
    </style:style>
    <style:style style:name="T1" style:family="text">
      <style:text-properties fo:font-size="15pt" style:text-underline-style="solid" style:text-underline-width="auto" style:text-underline-color="font-color" style:font-size-asian="13.1000003814697pt" style:font-size-complex="15pt"/>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13pt" style:text-underline-style="none" fo:font-weight="normal" style:font-size-asian="11.3500003814697pt" style:font-weight-asian="normal" style:font-size-complex="13pt" style:font-weight-complex="normal"/>
    </style:style>
    <style:style style:name="T7" style:family="text">
      <style:text-properties fo:font-size="13pt" style:text-underline-style="none" fo:font-weight="bold" style:font-size-asian="11.3500003814697pt" style:font-weight-asian="bold" style:font-size-complex="13pt" style:font-weight-complex="bold"/>
    </style:style>
    <style:style style:name="T8" style:family="text">
      <style:text-properties fo:font-size="13pt" fo:font-weight="normal" officeooo:rsid="001231a8" style:font-size-asian="11.3500003814697pt" style:font-weight-asian="normal" style:font-size-complex="13pt" style:font-weight-complex="normal"/>
    </style:style>
    <style:style style:name="T9" style:family="text">
      <style:text-properties fo:font-size="13pt" fo:font-style="italic" fo:font-weight="normal" officeooo:rsid="001231a8" style:font-size-asian="11.3500003814697pt" style:font-style-asian="italic" style:font-weight-asian="normal" style:font-size-complex="13pt" style:font-style-complex="italic" style:font-weight-complex="normal"/>
    </style:style>
    <style:style style:name="T10" style:family="text">
      <style:text-properties fo:font-size="13pt" fo:font-style="italic" fo:font-weight="normal" officeooo:rsid="0013b1f0" style:font-size-asian="11.3500003814697pt" style:font-style-asian="italic" style:font-weight-asian="normal" style:font-size-complex="13pt" style:font-style-complex="italic" style:font-weight-complex="normal"/>
    </style:style>
    <style:style style:name="T11" style:family="text">
      <style:text-properties fo:font-size="13pt" fo:font-style="italic" fo:font-weight="normal" officeooo:rsid="0014ea9e" style:font-size-asian="11.3500003814697pt" style:font-style-asian="italic" style:font-weight-asian="normal" style:font-size-complex="13pt" style:font-style-complex="italic" style:font-weight-complex="normal"/>
    </style:style>
    <style:style style:name="T12" style:family="text">
      <style:text-properties fo:font-size="13pt" fo:font-style="normal" fo:font-weight="normal" officeooo:rsid="001231a8" style:font-size-asian="11.3500003814697pt" style:font-style-asian="normal" style:font-weight-asian="normal" style:font-size-complex="13pt" style:font-style-complex="normal" style:font-weight-complex="normal"/>
    </style:style>
    <style:style style:name="T13" style:family="text">
      <style:text-properties fo:font-size="13pt" fo:font-style="normal" fo:font-weight="normal" officeooo:rsid="0013b1f0" style:font-size-asian="11.3500003814697pt" style:font-style-asian="normal" style:font-weight-asian="normal" style:font-size-complex="13pt" style:font-style-complex="normal" style:font-weight-complex="normal"/>
    </style:style>
    <style:style style:name="T14" style:family="text">
      <style:text-properties fo:font-size="13pt" fo:font-style="normal" fo:font-weight="normal" officeooo:rsid="0014ea9e" style:font-size-asian="11.3500003814697pt" style:font-style-asian="normal" style:font-weight-asian="normal" style:font-size-complex="13pt" style:font-style-complex="normal" style:font-weight-complex="normal"/>
    </style:style>
    <style:style style:name="T15" style:family="text">
      <style:text-properties fo:font-size="13pt" fo:font-style="normal" fo:font-weight="normal" officeooo:rsid="001730e6" style:font-size-asian="11.3500003814697pt" style:font-style-asian="normal" style:font-weight-asian="normal" style:font-size-complex="13pt" style:font-style-complex="normal" style:font-weight-complex="normal"/>
    </style:style>
    <style:style style:name="T16" style:family="text">
      <style:text-properties fo:font-weight="normal" style:font-weight-asian="normal" style:font-weight-complex="normal"/>
    </style:style>
    <style:style style:name="T17" style:family="text">
      <style:text-properties style:text-underline-style="none"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style:font-name="Liberation Serif" style:font-size-asian="13pt"/>
    </style:style>
    <style:style style:name="T20" style:family="text">
      <style:text-properties style:font-name="Liberation Serif" fo:font-size="13pt" style:font-size-asian="13pt" style:font-size-complex="13pt"/>
    </style:style>
    <style:style style:name="T21" style:family="text">
      <style:text-properties fo:language="ca" fo:country="ES"/>
    </style:style>
    <style:style style:name="T22" style:family="text">
      <style:text-properties fo:language="ca" fo:country="ES" style:text-underline-style="none"/>
    </style:style>
    <style:style style:name="T23" style:family="text">
      <style:text-properties fo:language="ca" fo:country="ES" fo:font-style="italic" style:text-underline-style="none"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BALL DE RECERCA: MEMÒRIA</text:p>
      <text:p text:style-name="P1"/>
      <text:p text:style-name="P25">Història dels videojocs</text:p>
      <text:p text:style-name="P31"><text:span text:style-name="T8">La història dels videojocs pròpiament dita comença a l'any 1958, amb l'invenció per part de William Higinbotham del que serà el primer videojoc del món: </text:span><text:span text:style-name="T9">Tennis for two</text:span><text:span text:style-name="T12">. Aquest joc funcionava en un oscil·loscopi amb dos controladors i, com el seu nom indica, era una partida de tènnis vista des d'adalt, en la que participaven dos jugadors. Aquesta idea va tenir molt d'èxit, però Higinbotham encara no va donar-se compte de la rentabilitat que es podia treure de l'invent, així </text:span><text:span text:style-name="T13">que no el va patentar i, un any després, va desmontar-lo i mai més se'n va saber res. </text:span><text:span text:style-name="T12">No obstant, la idea de crear un programa d'entreteniment als ordinadors no va sorgir del no res. Per comprendre l'aparició de l'essència dels videojocs, cal remontar-nos a la Segona Guerra Mundial. Alan Turing, un famós matemàtic britànic (creador del Test de Turing) treballava junt amb Claude Shannon, un </text:span><text:span text:style-name="T13">estadounidense expert en computació per descobrir els codis que feien servir els submarins alemans U-boot. Es vàren donar compte, aleshores, de que l'Intel·ligència Artificial era un àmbit primordial sobre el que centrar-se. Així, varen començar a fer diverses especulacions sobre el tema, i al 1949 Shannon va presentar un projecte anomenat </text:span><text:span text:style-name="T10">Programming a computer for playing chess</text:span><text:span text:style-name="T13"> a una convenció de Nova York. En el seu projecte, Shannon va crear un munt de codis que es segueixen utilitzant actualment en els videojocs d'escacs. Paral·lelament, Turing també havia creat el seu propi programa d'escacs, finalitzat al 1948, però era massa potent i no va poder fer-lo servir fins al 1952, que va probar-lo simulant els moviments de la computadora, i va aconseguir guanyar una partida. Aquest és el vertader naixement del concepte de videojoc, però aleshores encara no se li veia una utilitat real a la idea, ja que s'associava l'utilització d'ordinadors a projectes científics i, d'alguna manera, més “seriosos”.</text:span></text:p>
      <text:p text:style-name="P31"><text:span text:style-name="T13"/></text:p>
      <text:p text:style-name="P32"><text:span text:style-name="T14">A la dècada dels 50, tot i no veure's encara la utilitat real que tenien els videojocs, es van fer moltes especulacions i projectes sobre el tema. Al 1951, John Bennett va presentar en una fira britànica un computador gegant anomenat </text:span><text:span text:style-name="T11">Nimrod</text:span><text:span text:style-name="T14">, una màquina capaç de jugar al nim. </text:span><text:span text:style-name="T15">Tot i que va ser un èxit, també es va desmuntar per fer servir les peces per a projectes més importants. Més endavant, al 1952, Alexander Douglas, un alumne de la University of Cambridge, va crear en un ESDAC (la primera calculadora electrònica del món) una reproducció del tres en ralla com a tesis doctoral. Però, com els projectes anteriors, no va ser comercialitzat.</text:span></text:p>
      <text:p text:style-name="P32"><text:line-break/><text:span text:style-name="T1">Concepte de videojoc</text:span></text:p>
      <text:p text:style-name="P2">Podem definir un videojoc con un programa que està sempre obert, esperant senyals per part del jugador. El tipus d'interacció del jugador és el que determina el gènere del videojoc. L'objectiu lògic del jugador serà doncs, mitjançant les seves interaccions, acabar amb l'anomenat <text:span text:style-name="T3">game loop</text:span><text:span text:style-name="T4">. Es pot donar una idea del que és el </text:span><text:span text:style-name="T3">game loop</text:span><text:span text:style-name="T4"> amb aquest esquema:</text:span></text:p>
      <text:p text:style-name="P4"/>
      <text:p text:style-name="P4">Programa espera pregunta (interacció) --&gt; Jugador pregunta (interactua) --&gt; Programa respòn (canvis en el joc) --&gt; Programa espera pregunta (loop completat).</text:p>
      <text:p text:style-name="P4"/>
      <text:p text:style-name="P4">Així doncs, l'objectiu del jugador serà fer una pregunta (interacció) al programa la resposta a la qual sigui matar-se. Aquesta és la concepció bàsica d'un videojoc, i s'ha d'entendre que aquestes parts s'han anat adornant amb el temps, per exemple, quan el jugador arriba al final d'un joc, aquest no es tanca sense més, sino que abans se'l passa a una pantalla amb els crèdits, un vídeo final, etcètera.</text:p>
      <text:p text:style-name="P4"/>
      <text:p text:style-name="P4"><text:soft-page-break/>Vist des d'un punt de vista de programació, el game loop és:</text:p>
      <text:p text:style-name="P4"/>
      <text:p text:style-name="P4"><text:span text:style-name="Teletype"><text:span text:style-name="T19">while(user doesn't exit)<text:tab/><text:tab/><text:tab/>mentre(usuari no tanca)</text:span></text:span></text:p>
      <text:p text:style-name="Standard"><text:span text:style-name="Teletype"><text:span text:style-name="T20"><text:s text:c="2"/>check for user input<text:tab/><text:tab/><text:tab/> <text:s text:c="2"/>buscar ordres de l'usuari</text:span></text:span></text:p>
      <text:p text:style-name="Standard"><text:span text:style-name="Teletype"><text:span text:style-name="T20"><text:s text:c="2"/>run AI<text:tab/><text:tab/><text:tab/><text:tab/><text:tab/> <text:s text:c="2"/>activar l'IA #(inteligència artificial)</text:span></text:span></text:p>
      <text:p text:style-name="Standard"><text:span text:style-name="Teletype"><text:span text:style-name="T20"><text:s text:c="2"/>move enemies<text:tab/><text:tab/><text:tab/><text:tab/> <text:s text:c="2"/>moure els enemics</text:span></text:span></text:p>
      <text:p text:style-name="Standard"><text:span text:style-name="Teletype"><text:span text:style-name="T20"><text:s text:c="2"/>resolve collisions<text:tab/><text:tab/><text:tab/><text:tab/> <text:s text:c="2"/>resoldre col·lisions</text:span></text:span></text:p>
      <text:p text:style-name="Standard"><text:span text:style-name="Teletype"><text:span text:style-name="T20"><text:s text:c="2"/>draw graphics <text:s text:c="43"/>dibuixar els gràfics</text:span></text:span></text:p>
      <text:p text:style-name="Standard"><text:span text:style-name="Teletype"><text:span text:style-name="T20"><text:s text:c="2"/>play sounds<text:tab/><text:tab/><text:tab/><text:tab/><text:tab/> <text:s text:c="2"/>reproduïr els sons</text:span></text:span></text:p>
      <text:p text:style-name="Standard"><text:span text:style-name="Teletype"><text:span text:style-name="T20">end while<text:tab/><text:tab/><text:tab/><text:tab/><text:tab/>acabar mentre</text:span></text:span></text:p>
      <text:p text:style-name="P3"/>
      <text:p text:style-name="P14">Tipus de videojocs</text:p>
      <text:p text:style-name="P2"><text:span text:style-name="T4">A mesura que ha anat passant el temps, han aparegut diversos tipus de videojocs. Com ja he dit abans, el que determina de quin tipus és un videojoc, o el seu </text:span><text:span text:style-name="T5">gènere</text:span><text:span text:style-name="T4">, són les interaccions que el jugador fa. Tot i que últimament el mercat del videojoc està creixent molt i estan apareixent nous tipus de videojocs, podem classificar els gèneres clàssics en la següent taula:</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a1" table:style-name="Tabla1">
        <table:table-column table:style-name="Tabla1.A" table:number-columns-repeated="3"/>
        <table:table-row>
          <table:table-cell table:style-name="Tabla1.A1" office:value-type="string">
            <text:p text:style-name="P18">GÈNERE</text:p>
          </table:table-cell>
          <table:table-cell table:style-name="Tabla1.A1" office:value-type="string">
            <text:p text:style-name="P18">CARACT. PRINCIPALS</text:p>
          </table:table-cell>
          <table:table-cell table:style-name="Tabla1.C1" office:value-type="string">
            <text:p text:style-name="P18">EXEMPLES</text:p>
          </table:table-cell>
        </table:table-row>
        <text:soft-page-break/>
        <table:table-row table:style-name="Tabla1.2">
          <table:table-cell table:style-name="Tabla1.A2" office:value-type="string">
            <text:p text:style-name="P18">Aventura</text:p>
            <text:p text:style-name="P22">Distincions entre...</text:p>
            <text:p text:style-name="P17"><text:span text:style-name="T2">Aventura d'acció (A</text:span><text:span text:style-name="T2">)</text:span> Videojoc d'aventura amb combats contra la IA.</text:p>
            <text:p text:style-name="P17"><text:span text:style-name="T2">Aventura gràfica (G)</text:span> Videojoc d'aventura centrat en la resolució d'enigmes, trencaclosques... Sense combat.</text:p>
            <text:p text:style-name="P20">Aventura conversacional (C)</text:p>
            <text:p text:style-name="P17">Videojoc d'aventura sense suport gràfic, que es corre en un terminal que reacciona amb l'escritura, amb l'única ajuda d'un text programat que t'indica on estàs.Aquest tipus d'aventura es sol confondre amb els videojocs de Rol pel seu semblant amb D&amp;D (Dungeons and Dragons, un famós joc de rol de taula).</text:p>
          </table:table-cell>
          <table:table-cell table:style-name="Tabla1.A2" office:value-type="string">
            <text:p text:style-name="P17">Els jocs d'aventura es caracteritzen per plantejar una història al jugador en la que ha de prendre part interactuant amb diversos personatges. La definició real d'aquest gènere és bastant ambigua ja que s'ha fet servir per englobar molts altres, aquesta és la raó per la qual aquest gènere és en el que es classifiquen a més jocs.</text:p>
          </table:table-cell>
          <table:table-cell table:style-name="Tabla1.C2" office:value-type="string">
            <text:p text:style-name="P17">The Legend of Zelda (A)</text:p>
            <text:p text:style-name="P17">Uncharted (A)</text:p>
            <text:p text:style-name="P17">Tomb Raider (A)</text:p>
            <text:p text:style-name="P17">Prince of Persia (A)</text:p>
            <text:p text:style-name="P17">Assassin's Creed (A)</text:p>
            <text:p text:style-name="P17">The Professor Layton (G)</text:p>
            <text:p text:style-name="P17">Hotel Dusk: Room 215 (G)</text:p>
            <text:p text:style-name="P17">Phoenix Wright (G)</text:p>
            <text:p text:style-name="P17">Zork (C)</text:p>
            <text:p text:style-name="P17"><text:s/>Colossal Cave Adventure (C)</text:p>
            <text:p text:style-name="P17">Enchanter (C)</text:p>
          </table:table-cell>
        </table:table-row>
        <table:table-row>
          <table:table-cell table:style-name="Tabla1.A2" office:value-type="string">
            <text:p text:style-name="P18">Acció</text:p>
            <text:p text:style-name="P19">Distincions entre...</text:p>
            <text:p text:style-name="P20">Aventura d'acció (A)</text:p>
            <text:p text:style-name="P21">Videojoc d'aventura amb combats contra la IA.</text:p>
            <text:p text:style-name="P20">Hack 'N' Slash (HNS)</text:p>
            <text:p text:style-name="P24"><text:span text:style-name="T6">Videojoc de pura acció (també anomenat </text:span><text:span text:style-name="T7">arcade </text:span><text:span text:style-name="T6">perquè eren típics a les màquines recreatives) que es centra únicament en el combat, amb combinacions d'atacs molt espectaculars i evolucions de personatges a nivell de lluita (millores d'armes, vida, poder...)</text:span></text:p>
          </table:table-cell>
          <table:table-cell table:style-name="Tabla1.A2" office:value-type="string">
            <text:p text:style-name="P17">Els videojocs d'acció busquen despertar l'entusiasme del jugador amb multitud de combats, batalles espectaculars i gran quantitat d'atacs i combinacions. Està molt lligat amb el gènere d'aventures, ja que és complicat fer un joc de pura acció sense una trama que enganxi, tot i que s'ha fet més d'un cop amb bons resulta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cell>
          <table:table-cell table:style-name="Tabla1.C2" office:value-type="string">
            <text:p text:style-name="P17">Legend of Zelda (A)</text:p>
            <text:p text:style-name="P17">Uncharted (A)</text:p>
            <text:p text:style-name="P17">Tomb Raider (A)</text:p>
            <text:p text:style-name="P17">Prince of Persia (A)</text:p>
            <text:p text:style-name="P17">Devil May Cry (HNS)</text:p>
            <text:p text:style-name="P17">God of War (HNS)</text:p>
            <text:p text:style-name="P17">Dante's Inferno (HNS)</text:p>
          </table:table-cell>
        </table:table-row>
        <table:table-row>
          <table:table-cell table:style-name="Tabla1.A4" office:value-type="string">
            <text:p text:style-name="P18"/>
            <text:p text:style-name="P18"><text:soft-page-break/></text:p>
            <text:p text:style-name="P18"/>
            <text:p text:style-name="P18"/>
            <text:p text:style-name="P18"/>
            <text:p text:style-name="P18"/>
            <text:p text:style-name="P18">Curses</text:p>
            <text:p text:style-name="P18"/>
            <text:p text:style-name="P18"/>
          </table:table-cell>
          <table:table-cell table:style-name="Tabla1.A2" office:value-type="string">
            <text:p text:style-name="P17">Els videojocs de curses <text:soft-page-break/>comporten una part important dels campionats de videojocs. Fiquen al jugador en el paper de pilot d'un vehicle (pot variar, ja que de vegades la cursa es dona entre personatges. Ex: Pokémon Rush) i li donen l'objectiu de guanyar curses. Aquest tipus de joc tenen la seva màxima força en el mode multijugador, ja que permet que grups d'amics competeixin entre sí, o inclús a nivell més professional en tornejos.</text:p>
          </table:table-cell>
          <table:table-cell table:style-name="Tabla1.C2" office:value-type="string">
            <text:p text:style-name="P17">Need For Speed</text:p>
            <text:p text:style-name="P17"><text:soft-page-break/>F-Zero</text:p>
            <text:p text:style-name="P17">Mario Kart</text:p>
            <text:p text:style-name="P17">Gran Turismo</text:p>
            <text:p text:style-name="P17">Moto GP</text:p>
            <text:p text:style-name="P17">Crash Team Racing</text:p>
            <text:p text:style-name="P17">Pokémon Rush</text:p>
          </table:table-cell>
        </table:table-row>
        <table:table-row>
          <table:table-cell table:style-name="Tabla1.A2" office:value-type="string">
            <text:p text:style-name="P23"/>
            <text:p text:style-name="P23"/>
            <text:p text:style-name="P23">Educatius</text:p>
          </table:table-cell>
          <table:table-cell table:style-name="Tabla1.A2" office:value-type="string">
            <text:p text:style-name="P17">Els videojocs educatius tenen com a finalitat ensenyar coneixements escolars, com poden ser llengües, matemàtiques, dibuix... Normalment es combinen amb el desenvolupament de factors motrius com els reflexos i l'agilitat mental.</text:p>
          </table:table-cell>
          <table:table-cell table:style-name="Tabla1.C2" office:value-type="string">
            <text:p text:style-name="P17">Brain Training</text:p>
            <text:p text:style-name="P17">English Academy</text:p>
            <text:p text:style-name="P17">Alto los desastres</text:p>
          </table:table-cell>
        </table:table-row>
        <table:table-row>
          <table:table-cell table:style-name="Tabla1.A2" office:value-type="string">
            <text:p text:style-name="P21"/>
            <text:p text:style-name="P21"/>
            <text:p text:style-name="P23">Esports</text:p>
          </table:table-cell>
          <table:table-cell table:style-name="Tabla1.A2" office:value-type="string">
            <text:p text:style-name="P17">Videojocs destinats tant a la simulació d'activitats esportives com a la recreació de partits de l'esport sobre el que tracti el joc (com pot ser el futbol per FIFA)</text:p>
          </table:table-cell>
          <table:table-cell table:style-name="Tabla1.C2" office:value-type="string">
            <text:p text:style-name="P17">FIFA</text:p>
            <text:p text:style-name="P17">NBA</text:p>
            <text:p text:style-name="P17">WiiFit</text:p>
            <text:p text:style-name="P17">Mario Tennis</text:p>
            <text:p text:style-name="P17">Mario Smash Football</text:p>
          </table:table-cell>
        </table:table-row>
        <table:table-row>
          <table:table-cell table:style-name="Tabla1.A2" office:value-type="string">
            <text:p text:style-name="P18">Estrategia</text:p>
            <text:p text:style-name="P19">Distincions entre...</text:p>
            <text:p text:style-name="P20">Estrategia a temps real (ETR)</text:p>
            <text:p text:style-name="P21">Els successos es desenvolupen, com el seu nom indica, a temps real.</text:p>
            <text:p text:style-name="P20">Estrategia per torns (EPT)</text:p>
            <text:p text:style-name="P18"><text:span text:style-name="T17">Els combats, ja siguin PvE (Player versus Environment) o PvP </text:span><text:span text:style-name="T17">(Player versus Player)</text:span><text:span text:style-name="T17"> es desenvolupen per torns</text:span><text:span text:style-name="T17">.</text:span></text:p>
            <text:p text:style-name="P18"/>
          </table:table-cell>
          <table:table-cell table:style-name="Tabla1.A2" office:value-type="string">
            <text:p text:style-name="P17">Un gènere que força al jugador a pensar tàctiques per aconseguir els seus objectius. Casi sempre tenen vista d'àguila i situen al jugador en el lloc de capità d'un exèrcit (en el cas de que el videojoc sigui de guerra estratègica). Si no, controla el seu jugador en un camp que es sol determinar amb caselles.</text:p>
            <text:p text:style-name="P17"/>
            <text:p text:style-name="P17"/>
            <text:p text:style-name="P17"/>
            <text:p text:style-name="P17"/>
            <text:p text:style-name="P17"/>
          </table:table-cell>
          <table:table-cell table:style-name="Tabla1.C2" office:value-type="string">
            <text:p text:style-name="P8">Warcraft (ETR)</text:p>
            <text:p text:style-name="P17">League of Legends (ETR)</text:p>
            <text:p text:style-name="P17">Starcraft (ETR)</text:p>
            <text:p text:style-name="P17">Imperivm (ETR)</text:p>
            <text:p text:style-name="P17">Age of Empires (ETR)</text:p>
            <text:p text:style-name="P17">Dofus (EPT) (també RPG)</text:p>
            <text:p text:style-name="P17">Worms (EPT)</text:p>
            <text:p text:style-name="P17">Advance Wars (EPT))</text:p>
            <text:p text:style-name="P17"/>
            <text:p text:style-name="P17"/>
          </table:table-cell>
        </table:table-row>
        <table:table-row>
          <table:table-cell table:style-name="Tabla1.A2" office:value-type="string">
            <text:p text:style-name="P9">Lluita</text:p>
            <text:p text:style-name="P19"><text:soft-page-break/>Distincions entre...</text:p>
            <text:p text:style-name="P20">Duel System (1v1)</text:p>
            <text:p text:style-name="P19">Videojocs en els que el combat és a duel 1 contra 1.</text:p>
            <text:p text:style-name="P20">Free for All (XvX)</text:p>
            <text:p text:style-name="P21">Videojocs en els que el combat és lliure i poden jugar tantes persones com controladors hi hagi a la consola (normalment 4). Tot i això, els tornejos de jocs de lluita Free for All es solen tractar com a 1v1 i juguen només dues persones (ex: Super Smash Bros.)</text:p>
          </table:table-cell>
          <table:table-cell table:style-name="Tabla1.A2" office:value-type="string">
            <text:p text:style-name="P17">Tipus de videojocs que es <text:soft-page-break/>centren en els combats entre dues persones, clàssics en les màquines d'arcade. Són famosos per tenir una gran quantitat de combos que només la èlit d'aquests jocs sap dominar per posar-se per davant dels demés. Aquesta característica fa que sigui un tipus de joc extremadament competitiu que, junt amb els de carreres i esports, el transforma en un clàssic als tornejos de videojocs.</text:p>
          </table:table-cell>
          <table:table-cell table:style-name="Tabla1.C2" office:value-type="string">
            <text:p text:style-name="P8">Mortal Kombat (1v1)</text:p>
            <text:p text:style-name="P17"><text:soft-page-break/>Tekken (1v1)</text:p>
            <text:p text:style-name="P17">Street Fighters (1v1)</text:p>
            <text:p text:style-name="P17">Capcom VS Marvel (1v1)</text:p>
            <text:p text:style-name="P17">DC Universe VS MK (1v1)</text:p>
            <text:p text:style-name="P17">Persona Arena (1v1)</text:p>
            <text:p text:style-name="P17">Super Smash Bros. (XvX)</text:p>
            <text:p text:style-name="P17">All Stars Battle Royale(XvX)</text:p>
          </table:table-cell>
        </table:table-row>
        <table:table-row>
          <table:table-cell table:style-name="Tabla1.A2" office:value-type="string">
            <text:p text:style-name="P9">Musicals</text:p>
            <text:p text:style-name="P19">Distincions entre...</text:p>
            <text:p text:style-name="P20">Jocs de ball (B)</text:p>
            <text:p text:style-name="P20">Jocs d'instruments (I)</text:p>
            <text:p text:style-name="P20">Jocs de cant (C)</text:p>
          </table:table-cell>
          <table:table-cell table:style-name="Tabla1.A2" office:value-type="string">
            <text:p text:style-name="P17">Els videojocs musicals giren entorn de la música, i el seu objectiu és fer sentir al jugador que és capaç de, per exemple, tocar bé la guitarra, ballar bé... Aquests videojocs poques vegades ajuden a incrementar la teva habilitat amb els àmbits que tracten i solen ser només per pura diversió, tot i que hi ha gent que s'ho arriba a prendre seriosament, sobretot en jocs de cant de l'estil SingStar, on se t'avalua després de cada cançó.</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cell>
          <table:table-cell table:style-name="Tabla1.C2" office:value-type="string">
            <text:p text:style-name="P8">Dance Dance Revolution (B)</text:p>
            <text:p text:style-name="P17">Super Mario Dancing (B)</text:p>
            <text:p text:style-name="P17">Guitar Hero (I)</text:p>
            <text:p text:style-name="P17">DJ Hero (I)</text:p>
            <text:p text:style-name="P17">Rock Band (I)</text:p>
            <text:p text:style-name="P17">SingStar (C)</text:p>
            <text:p text:style-name="P17">Karaoke Revolution (C)</text:p>
          </table:table-cell>
        </table:table-row>
        <table:table-row>
          <table:table-cell table:style-name="Tabla1.A2" office:value-type="string">
            <text:p text:style-name="P23">Plataformes</text:p>
            <text:p text:style-name="P21"><text:soft-page-break/>Distincions entre...</text:p>
            <text:p text:style-name="P20">Plataformes en 1a P (1P)</text:p>
            <text:p text:style-name="P20">Plataformes en 3a P (3P)</text:p>
            <text:p text:style-name="P20">2D Scrollers (2DS)</text:p>
            <text:p text:style-name="P21">L'aventura es desenvolupa en un mapa en 2D que es va tirant cap endavant a mesura que avançes.</text:p>
          </table:table-cell>
          <table:table-cell table:style-name="Tabla1.A2" office:value-type="string">
            <text:p text:style-name="P19">Els jocs de plataformes són <text:soft-page-break/>un tipus de joc en el que no pararàs de saltar mai. Es caracteritzen precisament per això, hi ha multitud d'obstacles que s'han de superar mitjançant salts, volant, i altres accions depenent del videojoc. Sempre són combinats amb altres gèneres, per tant les plataformes s'han de considerar més com una característica que com un gènere en si. Tot i així, hi ha jocs pioners en incloure les plataformes que mereixen una especial menció en el seu apartat.</text:p>
          </table:table-cell>
          <table:table-cell table:style-name="Tabla1.C2" office:value-type="string">
            <text:p text:style-name="P17">Turok (1P)</text:p>
            <text:p text:style-name="P17"><text:soft-page-break/>Crash Bandicoot (3P)</text:p>
            <text:p text:style-name="P17">Jak &amp; Daxter (3P)</text:p>
            <text:p text:style-name="P17">Ratchet &amp; Clank (3P)</text:p>
            <text:p text:style-name="P17">Super Mario 64 (3P)</text:p>
            <text:p text:style-name="P17">Spyro (3P)</text:p>
            <text:p text:style-name="P17">Super Mario (2DS)</text:p>
            <text:p text:style-name="P17">Sonic the Hedgehog (2DS)</text:p>
            <text:p text:style-name="P17">Megaman (2DS)</text:p>
          </table:table-cell>
        </table:table-row>
        <table:table-row>
          <table:table-cell table:style-name="Tabla1.A2" office:value-type="string">
            <text:p text:style-name="P18">Role Play Games</text:p>
            <text:p text:style-name="P19">Distincions entre...</text:p>
            <text:p text:style-name="P20">RPG d'acció (RPGA)</text:p>
            <text:p text:style-name="P21">RPGs combinats amb acció</text:p>
            <text:p text:style-name="P20">RPG tàctic (RPGT)</text:p>
            <text:p text:style-name="P21">RPGs combinats amb estratègia.</text:p>
            <text:p text:style-name="P20">RPG shooter (RPGS)</text:p>
            <text:p text:style-name="P21">RPGs combinats amb shooter</text:p>
            <text:p text:style-name="P20">Massive Multiplayer Online Rol Play Games (MMORPG)</text:p>
            <text:p text:style-name="P21">RPGs online, on hi juguen gran quantitat de jugadors que poden lluitar entre ells, ajudar-se... tot depèn del joc.</text:p>
          </table:table-cell>
          <table:table-cell table:style-name="Tabla1.A2" office:value-type="string">
            <text:p text:style-name="P17">Els Role Play Games (videojocs de rol) es caracteritzen bàsicament per intentar crear un vincle entre el jugador i el personatge que porta. Tot i ser moltes vegades confosos amb els videojocs d'aventura, s'ha de tenir en compte que els videojocs de rol busquen una inmersió extra per part del jugador: en un RPG, <text:span text:style-name="T18">el jugador ha de ser el personatge</text:span><text:span text:style-name="T16">. Això ho aconsegueixen amb recursos tals com poder canviar el nom del personatge (no tots), la personalització total al gust, canvi d'armes i armadura que tenen indicat els punts de dany/defensa com al Rol clàssic de taula (per daus o amb uns números entenguibles per part del jugador</text:span><text:span text:style-name="T16">) </text:span><text:span text:style-name="T16">En definitiva, un RPG és l'aventura portada a l'extrem. Hi ha moltíssimes interaccions amb NPC </text:span><text:span text:style-name="T16">(non-player characters), recerca d'informació, personalització, etc.</text:span></text:p>
          </table:table-cell>
          <table:table-cell table:style-name="Tabla1.C2" office:value-type="string">
            <text:p text:style-name="P17">Kingdom Hearts (RPGA)</text:p>
            <text:p text:style-name="P17">Fable (RPGA)</text:p>
            <text:p text:style-name="P17">Demon's Souls (RPGA)</text:p>
            <text:p text:style-name="P17">Dark Souls (RPGA)</text:p>
            <text:p text:style-name="P17">The Elder Scrolls (RPGA)</text:p>
            <text:p text:style-name="P17">Monster Hunter (RPGA)</text:p>
            <text:p text:style-name="P17">World of Warcraft (MMORPG-A)</text:p>
            <text:p text:style-name="P17">Tera Raising (MMORPG-A)</text:p>
            <text:p text:style-name="P17">Pokémon (RPGT)</text:p>
            <text:p text:style-name="P17">Final Fantasy (RPGT)</text:p>
            <text:p text:style-name="P17">Fire Emblem (RPGT)</text:p>
            <text:p text:style-name="P17">Dofus (MMORPG-T)</text:p>
            <text:p text:style-name="P17">Metroid (RPGS)</text:p>
            <text:p text:style-name="P17">Fallout (RPGS)</text:p>
            <text:p text:style-name="P17">Mass Efect (RPGS)</text:p>
          </table:table-cell>
        </table:table-row>
        <text:soft-page-break/>
        <table:table-row>
          <table:table-cell table:style-name="Tabla1.A2" office:value-type="string">
            <text:p text:style-name="P18">Shooter</text:p>
            <text:p text:style-name="P19">Distincions entre...</text:p>
            <text:p text:style-name="P20">First-Person Shooter (FPS)</text:p>
            <text:p text:style-name="P20">Third-Person Shooter (TPS)</text:p>
            <text:p text:style-name="P20">“Marcianitos”</text:p>
          </table:table-cell>
          <table:table-cell table:style-name="Tabla1.A2" office:value-type="string">
            <text:p text:style-name="P17">Els videojocs shooter són un clàssic desde l'inici dels videojocs, amb l'aparició d'Space Invaders (més conegut com “els marcianitos”). Encara que la concepció de shooter actual no té res a veure, és una primera visió del que seria un dels gèneres més explotats de l'història del videojoc. En el shooter, el jugador s'obre camí a base de disparar sense parar i matar enemics. En el cas dels primers shooters, la història no estava gens treballada, ja que el que interessava era la facilitat amb la que el jugador s'enganxava a disparar sense parar.</text:p>
          </table:table-cell>
          <table:table-cell table:style-name="Tabla1.C2" office:value-type="string">
            <text:p text:style-name="P17">Quake (FPS)</text:p>
            <text:p text:style-name="P17">Duke Nukem (FPS)</text:p>
            <text:p text:style-name="P17">Metroid (FPS)</text:p>
            <text:p text:style-name="P17">Halo (FPS)</text:p>
            <text:p text:style-name="P17">Call of Duty (FPS)</text:p>
            <text:p text:style-name="P17">Doom (FPS)</text:p>
            <text:p text:style-name="P17">Counter-Strike (FPS)</text:p>
            <text:p text:style-name="P17">Dead Island (TPS)</text:p>
            <text:p text:style-name="P17">Uncharted (TPS)</text:p>
            <text:p text:style-name="P17">MDK (TPS)</text:p>
          </table:table-cell>
        </table:table-row>
        <table:table-row>
          <table:table-cell table:style-name="Tabla1.A2" office:value-type="string">
            <text:p text:style-name="P18">Trencaclosques</text:p>
            <text:p text:style-name="P19">Distincions entre...</text:p>
            <text:p text:style-name="P20">Agilitat mental (AM)</text:p>
            <text:p text:style-name="P20">Puzzles (P)</text:p>
          </table:table-cell>
          <table:table-cell table:style-name="Tabla1.A2" office:value-type="string">
            <text:p text:style-name="P17">Els videojocs trencaclosques estan pensats per estimular el cervell del jugador. Aquest és un gènere que moltes vegades s'ha combinat en certs moments amb videojocs d'aventures o de rol per sortir de la trama mata-mata i crear reptes que requereixin enginy per part del jugador, cosa que dona una varietat molt bona al videojoc. Tot i que al principi els videojocs trencaclosques es tancaven en els models d'agilitat mental com Tetris o Bejeweled, s'ha de dir que companyies modernes com Valve han fet un gran treball al resucitar aquest gènere en formes completament innovadores i molt bones, com és l'exemple de Portal, un “FPS” en el que no mates a ningú, només tens una pistola que crea portals i la fas servir durant tot el joc per resoldre puzzles.</text:p>
          </table:table-cell>
          <table:table-cell table:style-name="Tabla1.C2" office:value-type="string">
            <text:p text:style-name="P17">Tetris (AM)</text:p>
            <text:p text:style-name="P17">Bejeweled (AM)</text:p>
            <text:p text:style-name="P17">Buscaminas (P)</text:p>
            <text:p text:style-name="P17">Portal (P)</text:p>
          </table:table-cell>
        </table:table-row>
      </table:table>
      <text:p text:style-name="P4"/>
      <text:p text:style-name="P14"><text:soft-page-break/>Programació</text:p>
      <text:p text:style-name="P4">Podem entendre per programació el procés de dissenyar, codificar i depurar el codi font de programes computacionals. Per fer això, és necessari el coneixement d'un llenguatge de programació. Hi ha diversos llenguatges de programació (C++, Python, QuickBasic...) i, tot i que tots presenten característiques similars, a la vegada tenen variacions entre ells. A l'hora de programar, hem d'escollir prèviament el llenguatge en el que ho farem, i aprendre a utilitzar-lo, ja que com en una llengua parlada els llenguatges de programació tenen una sintaxi i unes normes que s'han de complir a la perfecció (si no es fa, el resultat del programa pot ser un completament diferent a l'esperat, o simplement pot no funcionar).</text:p>
      <text:p text:style-name="P4"/>
      <text:p text:style-name="P6">Per què s'utilitza la programació als videojocs?</text:p>
      <text:p text:style-name="P4">Si bé es cert que programes com Blender presenten una interfície des de la que es poden assignar ordres lògiques als objectes, arriba un moment en el que, si aprofundim en el desenvolupament del nostre videojoc, ens adonem que ens quedem curts, i necessitem comunicar les ordres que volem que es realitzin directament a l'ordinador. Per fer això, s'utilitzen els anomenats scripts. Els scripts són codi dissenyat en un llenguatge de programació que contenen les ordres que es realitzaran en el nostre videojoc en aquest moment crític en el que l'única manera de fer entendre les ordres a l'ordinador sigui mitjançant la programació.</text:p>
      <text:p text:style-name="P4"/>
      <text:p text:style-name="P5">Elecció del llenguatge de programació</text:p>
      <text:p text:style-name="P3">L'elecció del llenguatge de programació, en el cas d'aquest treball, és limitada, ja que Blender només suporta scripts de Python. Per tant, estudiaré i definiré aquest llenguatge de programació, i totes les expressions de programació que apareguin estaran escrites en Python.</text:p>
      <text:p text:style-name="P3"/>
      <text:p text:style-name="P16"><text:span text:style-name="T21">Python: </text:span><text:span text:style-name="T21">Descripció del llenguatge i c</text:span><text:span text:style-name="T21">onceptes bàsics de programació</text:span></text:p>
      <text:p text:style-name="P15"/>
      <text:p text:style-name="P10"><text:span text:style-name="T21">Assignació i v</text:span><text:span text:style-name="T21">ariables</text:span></text:p>
      <text:p text:style-name="P13"><text:span text:style-name="T21">Les variables són contenidors de dades que el programador defineix en el seu script. Per exemple, si el programador escriu “a = 1”, “a” serà una variable que contindrà un 1. Per tant, cada cop que treballem amb “a” estarem treballant amb </text:span><text:span text:style-name="T21">1. </text:span><text:span text:style-name="T21">Això es diu assignació. </text:span><text:span text:style-name="T21">Hi ha quatre tipus de variables en Python:</text:span></text:p>
      <text:list xml:id="list1576284209" text:style-name="L1">
        <text:list-item>
          <text:p text:style-name="P26">Int: contenen un nombre enter (ex: a = 1)</text:p>
        </text:list-item>
        <text:list-item>
          <text:p text:style-name="P26">float: contenen un nombre decimal (ex: a = 2.1)</text:p>
        </text:list-item>
        <text:list-item>
          <text:p text:style-name="P26">string: contenen cadenes de text. Hem de tenir en compte que Python detecta cada lletra com una unitat independent i, per tant, si definim la variable “a” com “hola”, per Python és una cadena de text formada per “h”, “o”, “l” i “a”. Aquest tractament del text permet que, si per exemple fem “a = ho” i “b = la”, si preguntem a+b el programa ens retorni “hola”.</text:p>
        </text:list-item>
        <text:list-item>
          <text:p text:style-name="P29"><text:span text:style-name="T21">boolean: </text:span><text:span text:style-name="T21">contenen </text:span><text:span text:style-name="T21">expressions booleanes (ex: a = True)</text:span></text:p>
        </text:list-item>
      </text:list>
      <text:p text:style-name="P3"/>
      <text:p text:style-name="P5">Expressions booleanes</text:p>
      <text:p text:style-name="P3">Les expressions booleanes són aquelles que es refereixen a una propietat lògica d'un objecte. Per exemple, “a = False”, “a &gt; 5”, etcètera. Amb aquestes expressions es poden construir les anomenades estructures condicionals, que són vitals a l'hora de la programació.</text:p>
      <text:p text:style-name="P3"/>
      <text:p text:style-name="P3"/>
      <text:p text:style-name="P3"/>
      <text:p text:style-name="P3"/>
      <text:p text:style-name="P5"><text:soft-page-break/>Estructures condicionals</text:p>
      <text:p text:style-name="P11"><text:span text:style-name="T22">Les estructures condiciona</text:span><text:span text:style-name="T22">l</text:span><text:span text:style-name="T22">s són cadenes lògiques construides amb expressions booleanes que, com el seu nom indica, treballen segons les condicions que el programador </text:span><text:span text:style-name="T22">imposa en el codi. El programa detecta si les condicions s'han complert o no i, en funció d'això, es poden donar dues reaccions diferents, o tantes com condicions tingui el programa. Dins de les estructures condiciona</text:span><text:span text:style-name="T22">l</text:span><text:span text:style-name="T22">s, les tres expressions de condició són:</text:span></text:p>
      <text:list xml:id="list145263337" text:style-name="L2">
        <text:list-item>
          <text:p text:style-name="P27">if: S'activa si l'expressió booleana condicional es compleix.</text:p>
        </text:list-item>
        <text:list-item>
          <text:p text:style-name="P30"><text:span text:style-name="T22">else: S'activa si no es compleix cap </text:span><text:span text:style-name="T23">if</text:span><text:span text:style-name="T22">.</text:span></text:p>
        </text:list-item>
        <text:list-item>
          <text:p text:style-name="P30"><text:span text:style-name="T22">else if (elif): S'activa si no es compleix cap </text:span><text:span text:style-name="T23">if, </text:span><text:span text:style-name="T22">però a diferència de l'</text:span><text:span text:style-name="T23">else</text:span><text:span text:style-name="T22"> també imposa una condició. És la forma combinada de les altres dues. </text:span></text:p>
        </text:list-item>
      </text:list>
      <text:p text:style-name="P3"/>
      <text:p text:style-name="P10"><text:span text:style-name="T22">Exemple </text:span><text:span text:style-name="T22">1</text:span><text:span text:style-name="T22">:</text:span></text:p>
      <text:p text:style-name="P4">if a &lt; 5:</text:p>
      <text:p text:style-name="P12"><text:span text:style-name="T22"><text:tab/>print(“a és més </text:span><text:span text:style-name="T22">petit</text:span><text:span text:style-name="T22"> que 5”)*<text:tab/><text:tab/></text:span></text:p>
      <text:p text:style-name="P4">else:</text:p>
      <text:p text:style-name="P4"><text:tab/>print(“a és més gran o igual que 5”)</text:p>
      <text:p text:style-name="P4"/>
      <text:p text:style-name="P4">*: “print” és l'ordre que fa que aparegui quelcom en pantalla.</text:p>
      <text:p text:style-name="P4"/>
      <text:p text:style-name="P7">Exemple 2:</text:p>
      <text:p text:style-name="P4">if a &lt; 5:</text:p>
      <text:p text:style-name="P4"><text:tab/>print(“a és més petit que 5”)</text:p>
      <text:p text:style-name="P4">elif a &gt; 5:</text:p>
      <text:p text:style-name="P4"><text:tab/>print(“a és més gran que 5”)</text:p>
      <text:p text:style-name="P4"/>
      <text:p text:style-name="P6">Mòduls i importació</text:p>
      <text:p text:style-name="P4">Un mòdul és un fitxer de text que conté diverses sentències de Python (script). En scripts petits, un arxiu sol ésser suficient per expressar les ordres que volem, però per a ordres més complexes, s'utilitzen diversos mòduls per referir-se a ordres concretes i, un cop fetes, s'agrupen tots en l'anomenat mòdul principal que, mitjançant l'eina de la importació, obtindrà l'informació necesària de cada petit mòdul sense necessitat d'haver-ho d'agrupar tot en un de sol. Això ens permet organitzar-nos millor a l'hora de programar, utilitzar mòduls prèviament creats en un mòdul propi sense haver-lo de copiar tot, etcètera.</text:p>
      <text:p text:style-name="P4"/>
      <text:p text:style-name="P4">Les tres ordres amb relació a la importació de mòduls són:</text:p>
      <text:list xml:id="list327564324" text:style-name="L3">
        <text:list-item>
          <text:p text:style-name="P28">import: importa un mòdul secundari al mòdul principal en la seva totalitat.</text:p>
        </text:list-item>
        <text:list-item>
          <text:p text:style-name="P28">from: importa la part seleccionada d'un mòdul secundari al principal.</text:p>
        </text:list-item>
        <text:list-item>
          <text:p text:style-name="P28">imp.reload: permet recarregar un mòdul sense reiniciar Python.</text:p>
        </text:list-item>
      </text:list>
      <text:p text:style-name="P4"/>
      <text:p text:style-name="P7">Exemple d'importació:</text:p>
      <text:p text:style-name="P4">Imaginem que estem construïnt un mòdul, i volem definir una funció llarga dins del nostre mòdul. No sabem molt bé com construïr-la, així que busquem per internet el mòdul ja creat que ens donarà aquella funció. Ens el descarreguem, i el desem amb el nom de “funció.py”. A l'hora de definir la funció, utilitzarem l'ordre <text:span text:style-name="T3">import</text:span> perquè el programa busqui el mòdul secundari on la tenim ja definida. Això seria:</text:p>
      <text:p text:style-name="P4"/>
      <text:p text:style-name="P4">import funció</text:p>
      <text:p text:style-name="P4"/>
      <text:p text:style-name="P4"/>
      <text:p text:style-name="P4"/>
      <text:p text:style-name="P4"><text:soft-page-break/>Per altra banda, imaginem que no necessitem la totalitat del mòdul secundari. Acabem de recordar que, fa un temps, haviem creat un mòdul en el que ja havíem definit aquella funció, a part de moltes altres. Recordem que li haviem donat el nom de <text:span text:style-name="T3">X, </text:span>i el mòdul s'anomenava “<text:span text:style-name="T3">programa.py”. </text:span>Ara, volem que, dins del nostre mòdul, el principal, s'accedeixi a <text:span text:style-name="T3">programa.py</text:span>, es busqui <text:span text:style-name="T3">X</text:span> i s'importi, però ignorant la resta del mòdul secundari. Per fer això, utilitzariem:</text:p>
      <text:p text:style-name="P4"/>
      <text:p text:style-name="P4">from programa import 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0.83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3:55:05</meta:creation-date>
    <dc:date>2013-10-04T17:31:52</dc:date>
    <meta:editing-duration>PT9H20M36S</meta:editing-duration>
    <meta:editing-cycles>31</meta:editing-cycles>
    <meta:generator>LibreOffice/3.6$Linux_X86_64 LibreOffice_project/360m1$Build-2</meta:generator>
    <meta:document-statistic meta:table-count="1" meta:image-count="0" meta:object-count="0" meta:page-count="10" meta:paragraph-count="227" meta:word-count="3167" meta:character-count="19157" meta:non-whitespace-character-count="16129"/>
  </office:meta>
</office:document-meta>
</file>